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formula="of:=[.B1]*[.$I$2]" office:value-type="float" office:value="25.2">
            <text:p>25,2</text:p>
          </table:table-cell>
          <table:table-cell table:formula="of:=[.C1]*[.$I$2]" office:value-type="float" office:value="21">
            <text:p>21</text:p>
          </table:table-cell>
          <table:table-cell table:formula="of:=[.D1]*[.$I$2]" office:value-type="float" office:value="16.8">
            <text:p>16,8</text:p>
          </table:table-cell>
          <table:table-cell table:formula="of:=[.E1]*[.$I$2]" office:value-type="float" office:value="12.6">
            <text:p>12,6</text:p>
          </table:table-cell>
          <table:table-cell table:formula="of:=[.F1]*[.$I$2]" office:value-type="float" office:value="8.4">
            <text:p>8,4</text:p>
          </table:table-cell>
          <table:table-cell table:formula="of:=[.G1]*[.$I$2]" office:value-type="float" office:value="4.2">
            <text:p>4,2</text:p>
          </table:table-cell>
          <table:table-cell/>
          <table:table-cell office:value-type="float" office:value="4.2">
            <text:p>4,2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1" table:formula="of:=[.$B$2]*[.A3]/100" office:value-type="float" office:value="20.16">
            <text:p>20,16</text:p>
          </table:table-cell>
          <table:table-cell table:style-name="ce1" table:formula="of:=[.$C$2]*[.$A3]/100" office:value-type="float" office:value="16.8">
            <text:p>16,8</text:p>
          </table:table-cell>
          <table:table-cell table:style-name="ce1" table:formula="of:=[.$D$2]*[.$A3]/100" office:value-type="float" office:value="13.44">
            <text:p>13,44</text:p>
          </table:table-cell>
          <table:table-cell table:style-name="ce1" table:formula="of:=[.$E$2]*[.$A3]/100" office:value-type="float" office:value="10.08">
            <text:p>10,08</text:p>
          </table:table-cell>
          <table:table-cell table:style-name="ce1" table:formula="of:=[.$F$2]*[.$A3]/100" office:value-type="float" office:value="6.72">
            <text:p>6,72</text:p>
          </table:table-cell>
          <table:table-cell table:style-name="ce1" table:formula="of:=[.$G$2]*[.$A3]/100" office:value-type="float" office:value="3.36">
            <text:p>3,36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[.B2]-[.B16]" office:value-type="float" office:value="5.40000000000001">
            <text:p>5,4</text:p>
          </table:table-cell>
          <table:table-cell table:formula="of:=[.C2]-[.C16]" office:value-type="float" office:value="4.5">
            <text:p>4,5</text:p>
          </table:table-cell>
          <table:table-cell table:formula="of:=[.D2]-[.D16]" office:value-type="float" office:value="3.6">
            <text:p>3,6</text:p>
          </table:table-cell>
          <table:table-cell table:formula="of:=[.E2]-[.E16]" office:value-type="float" office:value="2.7">
            <text:p>2,7</text:p>
          </table:table-cell>
          <table:table-cell table:formula="of:=[.F2]-[.F16]" office:value-type="float" office:value="1.8">
            <text:p>1,8</text:p>
          </table:table-cell>
          <table:table-cell table:formula="of:=[.G2]-[.G16]" office:value-type="float" office:value="0.9">
            <text:p>0,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1" table:formula="of:=[.$B$2]*[.A4]/100" office:value-type="float" office:value="15.12">
            <text:p>15,12</text:p>
          </table:table-cell>
          <table:table-cell table:style-name="ce1" table:formula="of:=[.$C$2]*[.$A4]/100" office:value-type="float" office:value="12.6">
            <text:p>12,6</text:p>
          </table:table-cell>
          <table:table-cell table:style-name="ce1" table:formula="of:=[.$D$2]*[.$A4]/100" office:value-type="float" office:value="10.08">
            <text:p>10,08</text:p>
          </table:table-cell>
          <table:table-cell table:style-name="ce1" table:formula="of:=[.$E$2]*[.$A4]/100" office:value-type="float" office:value="7.56">
            <text:p>7,56</text:p>
          </table:table-cell>
          <table:table-cell table:style-name="ce1" table:formula="of:=[.$F$2]*[.$A4]/100" office:value-type="float" office:value="5.04">
            <text:p>5,04</text:p>
          </table:table-cell>
          <table:table-cell table:style-name="ce1" table:formula="of:=[.$G$2]*[.$A4]/100" office:value-type="float" office:value="2.52">
            <text:p>2,52</text:p>
          </table:table-cell>
          <table:table-cell table:number-columns-repeated="2"/>
          <table:table-cell office:value-type="float" office:value="80">
            <text:p>80</text:p>
          </table:table-cell>
          <table:table-cell table:formula="of:=[.$K$3]*[.$J4]/100" office:value-type="float" office:value="4.32000000000001">
            <text:p>4,32</text:p>
          </table:table-cell>
          <table:table-cell table:formula="of:=[.$L$3]*[.$J4]/100" office:value-type="float" office:value="3.6">
            <text:p>3,6</text:p>
          </table:table-cell>
          <table:table-cell table:formula="of:=[.$M$3]*[.$J4]/100" office:value-type="float" office:value="2.88">
            <text:p>2,88</text:p>
          </table:table-cell>
          <table:table-cell table:formula="of:=[.$N$3]*[.$J4]/100" office:value-type="float" office:value="2.16">
            <text:p>2,16</text:p>
          </table:table-cell>
          <table:table-cell table:formula="of:=[.$O$3]*[.$J4]/100" office:value-type="float" office:value="1.44">
            <text:p>1,44</text:p>
          </table:table-cell>
          <table:table-cell table:formula="of:=[.$P$3]*[.$J4]/100" office:value-type="float" office:value="0.72">
            <text:p>0,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1" table:formula="of:=[.$B$2]*[.A5]/100" office:value-type="float" office:value="10.08">
            <text:p>10,08</text:p>
          </table:table-cell>
          <table:table-cell table:style-name="ce1" table:formula="of:=[.$C$2]*[.$A5]/100" office:value-type="float" office:value="8.4">
            <text:p>8,4</text:p>
          </table:table-cell>
          <table:table-cell table:style-name="ce1" table:formula="of:=[.$D$2]*[.$A5]/100" office:value-type="float" office:value="6.72">
            <text:p>6,72</text:p>
          </table:table-cell>
          <table:table-cell table:style-name="ce1" table:formula="of:=[.$E$2]*[.$A5]/100" office:value-type="float" office:value="5.04">
            <text:p>5,04</text:p>
          </table:table-cell>
          <table:table-cell table:style-name="ce1" table:formula="of:=[.$F$2]*[.$A5]/100" office:value-type="float" office:value="3.36">
            <text:p>3,36</text:p>
          </table:table-cell>
          <table:table-cell table:style-name="ce1" table:formula="of:=[.$G$2]*[.$A5]/100" office:value-type="float" office:value="1.68">
            <text:p>1,68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[.$K$3]*[.$J5]/100" office:value-type="float" office:value="3.24">
            <text:p>3,24</text:p>
          </table:table-cell>
          <table:table-cell table:formula="of:=[.$L$3]*[.$J5]/100" office:value-type="float" office:value="2.7">
            <text:p>2,7</text:p>
          </table:table-cell>
          <table:table-cell table:formula="of:=[.$M$3]*[.$J5]/100" office:value-type="float" office:value="2.16">
            <text:p>2,16</text:p>
          </table:table-cell>
          <table:table-cell table:formula="of:=[.$N$3]*[.$J5]/100" office:value-type="float" office:value="1.62">
            <text:p>1,62</text:p>
          </table:table-cell>
          <table:table-cell table:formula="of:=[.$O$3]*[.$J5]/100" office:value-type="float" office:value="1.08">
            <text:p>1,08</text:p>
          </table:table-cell>
          <table:table-cell table:formula="of:=[.$P$3]*[.$J5]/100" office:value-type="float" office:value="0.54">
            <text:p>0,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table:formula="of:=[.$B$2]*[.A6]/100" office:value-type="float" office:value="5.04">
            <text:p>5,04</text:p>
          </table:table-cell>
          <table:table-cell table:style-name="ce1" table:formula="of:=[.$C$2]*[.$A6]/100" office:value-type="float" office:value="4.2">
            <text:p>4,2</text:p>
          </table:table-cell>
          <table:table-cell table:style-name="ce1" table:formula="of:=[.$D$2]*[.$A6]/100" office:value-type="float" office:value="3.36">
            <text:p>3,36</text:p>
          </table:table-cell>
          <table:table-cell table:style-name="ce1" table:formula="of:=[.$E$2]*[.$A6]/100" office:value-type="float" office:value="2.52">
            <text:p>2,52</text:p>
          </table:table-cell>
          <table:table-cell table:style-name="ce1" table:formula="of:=[.$F$2]*[.$A6]/100" office:value-type="float" office:value="1.68">
            <text:p>1,68</text:p>
          </table:table-cell>
          <table:table-cell table:style-name="ce1" table:formula="of:=[.$G$2]*[.$A6]/100" office:value-type="float" office:value="0.84">
            <text:p>0,84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[.$K$3]*[.$J6]/100" office:value-type="float" office:value="2.16">
            <text:p>2,16</text:p>
          </table:table-cell>
          <table:table-cell table:formula="of:=[.$L$3]*[.$J6]/100" office:value-type="float" office:value="1.8">
            <text:p>1,8</text:p>
          </table:table-cell>
          <table:table-cell table:formula="of:=[.$M$3]*[.$J6]/100" office:value-type="float" office:value="1.44">
            <text:p>1,44</text:p>
          </table:table-cell>
          <table:table-cell table:formula="of:=[.$N$3]*[.$J6]/100" office:value-type="float" office:value="1.08">
            <text:p>1,08</text:p>
          </table:table-cell>
          <table:table-cell table:formula="of:=[.$O$3]*[.$J6]/100" office:value-type="float" office:value="0.72">
            <text:p>0,72</text:p>
          </table:table-cell>
          <table:table-cell table:formula="of:=[.$P$3]*[.$J6]/100" office:value-type="float" office:value="0.36">
            <text:p>0,36</text:p>
          </table:table-cell>
        </table:table-row>
        <table:table-row table:style-name="ro1">
          <table:table-cell table:number-columns-repeated="9"/>
          <table:table-cell office:value-type="float" office:value="20">
            <text:p>20</text:p>
          </table:table-cell>
          <table:table-cell table:formula="of:=[.$K$3]*[.$J7]/100" office:value-type="float" office:value="1.08">
            <text:p>1,08</text:p>
          </table:table-cell>
          <table:table-cell table:formula="of:=[.$L$3]*[.$J7]/100" office:value-type="float" office:value="0.9">
            <text:p>0,9</text:p>
          </table:table-cell>
          <table:table-cell table:formula="of:=[.$M$3]*[.$J7]/100" office:value-type="float" office:value="0.72">
            <text:p>0,72</text:p>
          </table:table-cell>
          <table:table-cell table:formula="of:=[.$N$3]*[.$J7]/100" office:value-type="float" office:value="0.540000000000001">
            <text:p>0,54</text:p>
          </table:table-cell>
          <table:table-cell table:formula="of:=[.$O$3]*[.$J7]/100" office:value-type="float" office:value="0.36">
            <text:p>0,36</text:p>
          </table:table-cell>
          <table:table-cell table:formula="of:=[.$P$3]*[.$J7]/100" office:value-type="float" office:value="0.18">
            <text:p>0,1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formula="of:=[.B8]*[.$I$9]" office:value-type="float" office:value="22.2">
            <text:p>22,2</text:p>
          </table:table-cell>
          <table:table-cell table:formula="of:=[.C8]*[.$I$9]" office:value-type="float" office:value="18.5">
            <text:p>18,5</text:p>
          </table:table-cell>
          <table:table-cell table:formula="of:=[.D8]*[.$I$9]" office:value-type="float" office:value="14.8">
            <text:p>14,8</text:p>
          </table:table-cell>
          <table:table-cell table:formula="of:=[.E8]*[.$I$9]" office:value-type="float" office:value="11.1">
            <text:p>11,1</text:p>
          </table:table-cell>
          <table:table-cell table:formula="of:=[.F8]*[.$I$9]" office:value-type="float" office:value="7.4">
            <text:p>7,4</text:p>
          </table:table-cell>
          <table:table-cell table:formula="of:=[.G8]*[.$I$9]" office:value-type="float" office:value="3.7">
            <text:p>3,7</text:p>
          </table:table-cell>
          <table:table-cell/>
          <table:table-cell office:value-type="float" office:value="3.7">
            <text:p>3,7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style-name="ce1" table:formula="of:=[.$B$9]*[.A10]/100" office:value-type="float" office:value="17.76">
            <text:p>17,76</text:p>
          </table:table-cell>
          <table:table-cell table:style-name="ce1" table:formula="of:=[.$C$9]*[.$A10]/100" office:value-type="float" office:value="14.8">
            <text:p>14,8</text:p>
          </table:table-cell>
          <table:table-cell table:style-name="ce1" table:formula="of:=[.$D$9]*[.$A10]/100" office:value-type="float" office:value="11.84">
            <text:p>11,84</text:p>
          </table:table-cell>
          <table:table-cell table:style-name="ce1" table:formula="of:=[.$E$9]*[.$A10]/100" office:value-type="float" office:value="8.88">
            <text:p>8,88</text:p>
          </table:table-cell>
          <table:table-cell table:style-name="ce1" table:formula="of:=[.$F$9]*[.$A10]/100" office:value-type="float" office:value="5.92">
            <text:p>5,92</text:p>
          </table:table-cell>
          <table:table-cell table:style-name="ce1" table:formula="of:=[.$G$9]*[.$A10]/100" office:value-type="float" office:value="2.96">
            <text:p>2,96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style-name="ce1" table:formula="of:=[.$B$9]*[.A11]/100" office:value-type="float" office:value="13.32">
            <text:p>13,32</text:p>
          </table:table-cell>
          <table:table-cell table:style-name="ce1" table:formula="of:=[.$C$9]*[.$A11]/100" office:value-type="float" office:value="11.1">
            <text:p>11,1</text:p>
          </table:table-cell>
          <table:table-cell table:style-name="ce1" table:formula="of:=[.$D$9]*[.$A11]/100" office:value-type="float" office:value="8.88">
            <text:p>8,88</text:p>
          </table:table-cell>
          <table:table-cell table:style-name="ce1" table:formula="of:=[.$E$9]*[.$A11]/100" office:value-type="float" office:value="6.66">
            <text:p>6,66</text:p>
          </table:table-cell>
          <table:table-cell table:style-name="ce1" table:formula="of:=[.$F$9]*[.$A11]/100" office:value-type="float" office:value="4.44">
            <text:p>4,44</text:p>
          </table:table-cell>
          <table:table-cell table:style-name="ce1" table:formula="of:=[.$G$9]*[.$A11]/100" office:value-type="float" office:value="2.22">
            <text:p>2,22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[.$K$16]+[.K3]" office:value-type="float" office:value="25.2">
            <text:p>25,2</text:p>
          </table:table-cell>
          <table:table-cell table:formula="of:=[.$L$16]+[.L3]" office:value-type="float" office:value="21">
            <text:p>21</text:p>
          </table:table-cell>
          <table:table-cell table:formula="of:=[.$M$16]+[.M3]" office:value-type="float" office:value="16.8">
            <text:p>16,8</text:p>
          </table:table-cell>
          <table:table-cell table:formula="of:=[.$N$16]+[.N3]" office:value-type="float" office:value="12.6">
            <text:p>12,6</text:p>
          </table:table-cell>
          <table:table-cell table:formula="of:=[.$O$16]+[.O3]" office:value-type="float" office:value="8.4">
            <text:p>8,4</text:p>
          </table:table-cell>
          <table:table-cell table:formula="of:=[.$P$16]+[.P3]" office:value-type="float" office:value="4.2">
            <text:p>4,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1" table:formula="of:=[.$B$9]*[.A12]/100" office:value-type="float" office:value="8.88">
            <text:p>8,88</text:p>
          </table:table-cell>
          <table:table-cell table:style-name="ce1" table:formula="of:=[.$C$9]*[.$A12]/100" office:value-type="float" office:value="7.4">
            <text:p>7,4</text:p>
          </table:table-cell>
          <table:table-cell table:style-name="ce1" table:formula="of:=[.$D$9]*[.$A12]/100" office:value-type="float" office:value="5.92">
            <text:p>5,92</text:p>
          </table:table-cell>
          <table:table-cell table:style-name="ce1" table:formula="of:=[.$E$9]*[.$A12]/100" office:value-type="float" office:value="4.44">
            <text:p>4,44</text:p>
          </table:table-cell>
          <table:table-cell table:style-name="ce1" table:formula="of:=[.$F$9]*[.$A12]/100" office:value-type="float" office:value="2.96">
            <text:p>2,96</text:p>
          </table:table-cell>
          <table:table-cell table:style-name="ce1" table:formula="of:=[.$G$9]*[.$A12]/100" office:value-type="float" office:value="1.48">
            <text:p>1,48</text:p>
          </table:table-cell>
          <table:table-cell table:number-columns-repeated="2"/>
          <table:table-cell office:value-type="float" office:value="80">
            <text:p>80</text:p>
          </table:table-cell>
          <table:table-cell table:style-name="ce2" table:formula="of:=[.$K$16]+[.K4]" office:value-type="float" office:value="24.12">
            <text:p>24,12</text:p>
          </table:table-cell>
          <table:table-cell table:style-name="ce2" table:formula="of:=[.$L$16]+[.L4]" office:value-type="float" office:value="20.1">
            <text:p>20,1</text:p>
          </table:table-cell>
          <table:table-cell table:style-name="ce2" table:formula="of:=[.$M$16]+[.M4]" office:value-type="float" office:value="16.08">
            <text:p>16,08</text:p>
          </table:table-cell>
          <table:table-cell table:style-name="ce2" table:formula="of:=[.$N$16]+[.N4]" office:value-type="float" office:value="12.06">
            <text:p>12,06</text:p>
          </table:table-cell>
          <table:table-cell table:style-name="ce2" table:formula="of:=[.$O$16]+[.O4]" office:value-type="float" office:value="8.04">
            <text:p>8,04</text:p>
          </table:table-cell>
          <table:table-cell table:style-name="ce2" table:formula="of:=[.$P$16]+[.P4]" office:value-type="float" office:value="4.02">
            <text:p>4,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table:formula="of:=[.$B$9]*[.A13]/100" office:value-type="float" office:value="4.44">
            <text:p>4,44</text:p>
          </table:table-cell>
          <table:table-cell table:style-name="ce1" table:formula="of:=[.$C$9]*[.$A13]/100" office:value-type="float" office:value="3.7">
            <text:p>3,7</text:p>
          </table:table-cell>
          <table:table-cell table:style-name="ce1" table:formula="of:=[.$D$9]*[.$A13]/100" office:value-type="float" office:value="2.96">
            <text:p>2,96</text:p>
          </table:table-cell>
          <table:table-cell table:style-name="ce1" table:formula="of:=[.$E$9]*[.$A13]/100" office:value-type="float" office:value="2.22">
            <text:p>2,22</text:p>
          </table:table-cell>
          <table:table-cell table:style-name="ce1" table:formula="of:=[.$F$9]*[.$A13]/100" office:value-type="float" office:value="1.48">
            <text:p>1,48</text:p>
          </table:table-cell>
          <table:table-cell table:style-name="ce1" table:formula="of:=[.$G$9]*[.$A13]/100" office:value-type="float" office:value="0.74">
            <text:p>0,74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2" table:formula="of:=[.$K$16]+[.K5]" office:value-type="float" office:value="23.04">
            <text:p>23,04</text:p>
          </table:table-cell>
          <table:table-cell table:style-name="ce2" table:formula="of:=[.$L$16]+[.L5]" office:value-type="float" office:value="19.2">
            <text:p>19,2</text:p>
          </table:table-cell>
          <table:table-cell table:style-name="ce2" table:formula="of:=[.$M$16]+[.M5]" office:value-type="float" office:value="15.36">
            <text:p>15,36</text:p>
          </table:table-cell>
          <table:table-cell table:style-name="ce2" table:formula="of:=[.$N$16]+[.N5]" office:value-type="float" office:value="11.52">
            <text:p>11,52</text:p>
          </table:table-cell>
          <table:table-cell table:style-name="ce2" table:formula="of:=[.$O$16]+[.O5]" office:value-type="float" office:value="7.68">
            <text:p>7,68</text:p>
          </table:table-cell>
          <table:table-cell table:style-name="ce2" table:formula="of:=[.$P$16]+[.P5]" office:value-type="float" office:value="3.84">
            <text:p>3,84</text:p>
          </table:table-cell>
        </table:table-row>
        <table:table-row table:style-name="ro1">
          <table:table-cell table:number-columns-repeated="9"/>
          <table:table-cell office:value-type="float" office:value="40">
            <text:p>40</text:p>
          </table:table-cell>
          <table:table-cell table:style-name="ce2" table:formula="of:=[.$K$16]+[.K6]" office:value-type="float" office:value="21.96">
            <text:p>21,96</text:p>
          </table:table-cell>
          <table:table-cell table:style-name="ce2" table:formula="of:=[.$L$16]+[.L6]" office:value-type="float" office:value="18.3">
            <text:p>18,3</text:p>
          </table:table-cell>
          <table:table-cell table:style-name="ce2" table:formula="of:=[.$M$16]+[.M6]" office:value-type="float" office:value="14.64">
            <text:p>14,64</text:p>
          </table:table-cell>
          <table:table-cell table:style-name="ce2" table:formula="of:=[.$N$16]+[.N6]" office:value-type="float" office:value="10.98">
            <text:p>10,98</text:p>
          </table:table-cell>
          <table:table-cell table:style-name="ce2" table:formula="of:=[.$O$16]+[.O6]" office:value-type="float" office:value="7.32">
            <text:p>7,32</text:p>
          </table:table-cell>
          <table:table-cell table:style-name="ce2" table:formula="of:=[.$P$16]+[.P6]" office:value-type="float" office:value="3.66">
            <text:p>3,6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" table:formula="of:=[.$K$16]+[.K7]" office:value-type="float" office:value="20.88">
            <text:p>20,88</text:p>
          </table:table-cell>
          <table:table-cell table:style-name="ce2" table:formula="of:=[.$L$16]+[.L7]" office:value-type="float" office:value="17.4">
            <text:p>17,4</text:p>
          </table:table-cell>
          <table:table-cell table:style-name="ce2" table:formula="of:=[.$M$16]+[.M7]" office:value-type="float" office:value="13.92">
            <text:p>13,92</text:p>
          </table:table-cell>
          <table:table-cell table:style-name="ce2" table:formula="of:=[.$N$16]+[.N7]" office:value-type="float" office:value="10.44">
            <text:p>10,44</text:p>
          </table:table-cell>
          <table:table-cell table:style-name="ce2" table:formula="of:=[.$O$16]+[.O7]" office:value-type="float" office:value="6.96">
            <text:p>6,96</text:p>
          </table:table-cell>
          <table:table-cell table:style-name="ce2" table:formula="of:=[.$P$16]+[.P7]" office:value-type="float" office:value="3.48">
            <text:p>3,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B15]*[.$I$16]" office:value-type="float" office:value="19.8">
            <text:p>19,8</text:p>
          </table:table-cell>
          <table:table-cell table:formula="of:=[.C15]*[.$I$16]" office:value-type="float" office:value="16.5">
            <text:p>16,5</text:p>
          </table:table-cell>
          <table:table-cell table:formula="of:=[.D15]*[.$I$16]" office:value-type="float" office:value="13.2">
            <text:p>13,2</text:p>
          </table:table-cell>
          <table:table-cell table:formula="of:=[.E15]*[.$I$16]" office:value-type="float" office:value="9.9">
            <text:p>9,9</text:p>
          </table:table-cell>
          <table:table-cell table:formula="of:=[.F15]*[.$I$16]" office:value-type="float" office:value="6.6">
            <text:p>6,6</text:p>
          </table:table-cell>
          <table:table-cell table:formula="of:=[.G15]*[.$I$16]" office:value-type="float" office:value="3.3">
            <text:p>3,3</text:p>
          </table:table-cell>
          <table:table-cell/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table:style-name="ce2" office:value-type="float" office:value="19.8">
            <text:p>19,8</text:p>
          </table:table-cell>
          <table:table-cell table:style-name="ce2" table:formula="of:=[.C16]" office:value-type="float" office:value="16.5">
            <text:p>16,5</text:p>
          </table:table-cell>
          <table:table-cell table:style-name="ce2" table:formula="of:=[.D16]" office:value-type="float" office:value="13.2">
            <text:p>13,2</text:p>
          </table:table-cell>
          <table:table-cell table:style-name="ce2" table:formula="of:=[.E16]" office:value-type="float" office:value="9.9">
            <text:p>9,9</text:p>
          </table:table-cell>
          <table:table-cell table:style-name="ce2" table:formula="of:=[.F16]" office:value-type="float" office:value="6.6">
            <text:p>6,6</text:p>
          </table:table-cell>
          <table:table-cell table:style-name="ce2" table:formula="of:=[.G16]" office:value-type="float" office:value="3.3">
            <text:p>3,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1" table:formula="of:=[.$B$16]*[.A17]/100" office:value-type="float" office:value="15.84">
            <text:p>15,84</text:p>
          </table:table-cell>
          <table:table-cell table:style-name="ce1" table:formula="of:=[.$C$16]*[.$A17]/100" office:value-type="float" office:value="13.2">
            <text:p>13,2</text:p>
          </table:table-cell>
          <table:table-cell table:style-name="ce1" table:formula="of:=[.$D$16]*[.$A17]/100" office:value-type="float" office:value="10.56">
            <text:p>10,56</text:p>
          </table:table-cell>
          <table:table-cell table:style-name="ce1" table:formula="of:=[.$E$16]*[.$A17]/100" office:value-type="float" office:value="7.92">
            <text:p>7,92</text:p>
          </table:table-cell>
          <table:table-cell table:style-name="ce1" table:formula="of:=[.$F$16]*[.$A17]/100" office:value-type="float" office:value="5.28">
            <text:p>5,28</text:p>
          </table:table-cell>
          <table:table-cell table:style-name="ce1" table:formula="of:=[.$G$16]*[.$A17]/100" office:value-type="float" office:value="2.64">
            <text:p>2,64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style-name="ce1" table:formula="of:=[.$B$16]*[.A18]/100" office:value-type="float" office:value="11.88">
            <text:p>11,88</text:p>
          </table:table-cell>
          <table:table-cell table:style-name="ce1" table:formula="of:=[.$C$16]*[.$A18]/100" office:value-type="float" office:value="9.9">
            <text:p>9,9</text:p>
          </table:table-cell>
          <table:table-cell table:style-name="ce1" table:formula="of:=[.$D$16]*[.$A18]/100" office:value-type="float" office:value="7.92">
            <text:p>7,92</text:p>
          </table:table-cell>
          <table:table-cell table:style-name="ce1" table:formula="of:=[.$E$16]*[.$A18]/100" office:value-type="float" office:value="5.94">
            <text:p>5,94</text:p>
          </table:table-cell>
          <table:table-cell table:style-name="ce1" table:formula="of:=[.$F$16]*[.$A18]/100" office:value-type="float" office:value="3.96">
            <text:p>3,96</text:p>
          </table:table-cell>
          <table:table-cell table:style-name="ce1" table:formula="of:=[.$G$16]*[.$A18]/100" office:value-type="float" office:value="1.98">
            <text:p>1,98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style-name="ce1" table:formula="of:=[.$B$16]*[.A19]/100" office:value-type="float" office:value="7.92">
            <text:p>7,92</text:p>
          </table:table-cell>
          <table:table-cell table:style-name="ce1" table:formula="of:=[.$C$16]*[.$A19]/100" office:value-type="float" office:value="6.6">
            <text:p>6,6</text:p>
          </table:table-cell>
          <table:table-cell table:style-name="ce1" table:formula="of:=[.$D$16]*[.$A19]/100" office:value-type="float" office:value="5.28">
            <text:p>5,28</text:p>
          </table:table-cell>
          <table:table-cell table:style-name="ce1" table:formula="of:=[.$E$16]*[.$A19]/100" office:value-type="float" office:value="3.96">
            <text:p>3,96</text:p>
          </table:table-cell>
          <table:table-cell table:style-name="ce1" table:formula="of:=[.$F$16]*[.$A19]/100" office:value-type="float" office:value="2.64">
            <text:p>2,64</text:p>
          </table:table-cell>
          <table:table-cell table:style-name="ce1" table:formula="of:=[.$G$16]*[.$A19]/100" office:value-type="float" office:value="1.32">
            <text:p>1,32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style-name="ce1" table:formula="of:=[.$B$16]*[.A20]/100" office:value-type="float" office:value="3.96">
            <text:p>3,96</text:p>
          </table:table-cell>
          <table:table-cell table:style-name="ce1" table:formula="of:=[.$C$16]*[.$A20]/100" office:value-type="float" office:value="3.3">
            <text:p>3,3</text:p>
          </table:table-cell>
          <table:table-cell table:style-name="ce1" table:formula="of:=[.$D$16]*[.$A20]/100" office:value-type="float" office:value="2.64">
            <text:p>2,64</text:p>
          </table:table-cell>
          <table:table-cell table:style-name="ce1" table:formula="of:=[.$E$16]*[.$A20]/100" office:value-type="float" office:value="1.98">
            <text:p>1,98</text:p>
          </table:table-cell>
          <table:table-cell table:style-name="ce1" table:formula="of:=[.$F$16]*[.$A20]/100" office:value-type="float" office:value="1.32">
            <text:p>1,32</text:p>
          </table:table-cell>
          <table:table-cell table:style-name="ce1" table:formula="of:=[.$G$16]*[.$A20]/100" office:value-type="float" office:value="0.66">
            <text:p>0,66</text:p>
          </table:table-cell>
          <table:table-cell table:number-columns-repeated="9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.00.0000</text:date>, <text:time style:data-style-name="N2" text:time-value="0000-00-00T13:16: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2:16:28</meta:creation-date>
    <dc:date>2015-03-07T13:40:07</dc:date>
    <meta:editing-duration>PT6M44S</meta:editing-duration>
    <meta:editing-cycles>4</meta:editing-cycles>
    <meta:generator>LibreOffice/4.0.2.2$Linux_x86 LibreOffice_project/400m0$Build-2</meta:generator>
    <meta:document-statistic meta:table-count="1" meta:cell-count="209" meta:object-count="0"/>
  </office:meta>
</office:document-meta>
</file>